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inux Biolinum G" svg:font-family="'Linux Biolinum G'"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fo:language="en" fo:country="US"/>
    </style:style>
    <style:style style:name="P2" style:family="paragraph" style:parent-style-name="Standard">
      <style:paragraph-properties fo:text-align="justify" style:justify-single-word="false"/>
      <style:text-properties style:font-name="Linux Biolinum G" fo:language="en" fo:country="US"/>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action scenario #1</text:p>
      <text:p text:style-name="P1"/>
      <text:p text:style-name="P1">Persona: Europen academic researcher</text:p>
      <text:p text:style-name="P1"/>
      <text:p text:style-name="P1">Interaction:</text:p>
      <text:p text:style-name="P2">The user hears for the first time of the PHICT program from a collegue at work. He is interested in the funding activity sponsored by the European Commission, because his laboratory is having economical troubles.</text:p>
      <text:p text:style-name="P2">He starts visiting the site and goes straight to <text:span text:style-name="T1">[Research Themes]</text:span>, scrolling down until he reaches his research topic in the field of <text:span text:style-name="T1">[Robotics]</text:span>. In the page listing all projects relating to that subject, one in particular catches hit attention and the navigation proceeds to <text:span text:style-name="T1">[BIM Project]</text:span>. After reading the description, he downloads some documents from the <text:span text:style-name="T1">[Publications]</text:span> page in the project area. With a glimpse, he notices that no <text:span text:style-name="T1">[Main Result]</text:span> has been posted yet; following the <text:span text:style-name="T1">[Workplan Activities]</text:span>, he sees the list of scheduled activities and then clicks on the first. The resulting <text:span text:style-name="T1">[Activity]</text:span> pages reports a starting date ahead of several months and thus he decides to join the project.</text:p>
      <text:p text:style-name="P2"/>
      <text:p text:style-name="P2"/>
      <text:p text:style-name="P2">Interaction scenario #2</text:p>
      <text:p text:style-name="P2"/>
      <text:p text:style-name="P2">Persona: Member of the Europen Commission</text:p>
      <text:p text:style-name="P2"/>
      <text:p text:style-name="P2">Interaction</text:p>
      <text:p text:style-name="P2">The user wants to inspect the site to know what has been done with provided funds. He visits the site for the first time since it has been put online. From the home page, he clicks on the landmark <text:span text:style-name="T1">[Initiative]</text:span> to see the description of the program. Interested in discovering which projects have been completed, he clicks on <text:span text:style-name="T1">[History]</text:span> and is given a list of projects divided by starting year. The program is still young, so there are only a few entries. He chooses the first item, a <text:span text:style-name="T1">[Project]</text:span> about mobile networks: in the project page, he reads the description and then switches to <text:span text:style-name="T1">[Main Results]</text:span>. Here he finds out that great progress has been made in security and covering.</text:p>
      <text:p text:style-name="P2"/>
      <text:p text:style-name="P2"/>
      <text:p text:style-name="P2">Interaction scenario #3</text:p>
      <text:p text:style-name="P2"/>
      <text:p text:style-name="P2">Persona: Company manager (internet security)</text:p>
      <text:p text:style-name="P2"/>
      <text:p text:style-name="P2">Interaction</text:p>
      <text:p text:style-name="P2">The user is seeking for some researcher to hire in his company R&amp;D department. He has been told by a friend that a big research project about elliptical cryptography is being completed in these months and some good researchers will then be unemployed. He opens the site, clicks on <text:span text:style-name="T1">[All Themes]</text:span> and then on <text:span text:style-name="T1">[Cryptography]</text:span> and looks for <text:span text:style-name="T1">[Ellipsis Project]</text:span>. From this page, he follows the link <text:span text:style-name="T1">[Involved Partners]</text:span>: there are only two big academic institutions involved. For each of them, he approaches the default <text:span text:style-name="T1">[Partner]</text:span> page and goes on to <text:span text:style-name="T1">[Involved Researchers]</text:span>. He scrolls down the results and finds those <text:span text:style-name="T1">[Researcher]</text:span>s involved in cryptography, reads their curricula and writes down their contacts from the <text:span text:style-name="T1">[Contacts]</text:span>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inux Biolinum G" svg:font-family="'Linux Biolinum G'"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9T11:34:06.31</meta:creation-date>
    <dc:date>2012-06-10T13:52:02.45</dc:date>
    <meta:editing-duration>PT38M59S</meta:editing-duration>
    <meta:editing-cycles>3</meta:editing-cycles>
    <meta:generator>OpenOffice.org/3.3$Win32 OpenOffice.org_project/330m20$Build-9567</meta:generator>
    <meta:document-statistic meta:table-count="0" meta:image-count="0" meta:object-count="0" meta:page-count="1" meta:paragraph-count="13" meta:word-count="412" meta:character-count="2536"/>
  </office:meta>
</office:document-meta>
</file>